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1.<text:s/></text:span><text:span text:style-name="T1_2">Explain</text:span><text:span text:style-name="T1_3"><text:s/></text:span><text:span text:style-name="T1_4">in</text:span><text:span text:style-name="T1_5"><text:s/></text:span><text:span text:style-name="T1_6">your</text:span><text:span text:style-name="T1_7"><text:s/></text:span><text:span text:style-name="T1_8">own</text:span><text:span text:style-name="T1_9"><text:s/></text:span><text:span text:style-name="T1_10">words</text:span><text:span text:style-name="T1_11"><text:s/></text:span><text:span text:style-name="T1_12">what</text:span><text:span text:style-name="T1_13"><text:s/></text:span><text:span text:style-name="T1_14">a</text:span><text:span text:style-name="T1_15"><text:s/></text:span><text:span text:style-name="T1_16">block</text:span><text:span text:style-name="T1_17"><text:s/></text:span><text:span text:style-name="T1_18">of</text:span><text:span text:style-name="T1_19"><text:s/></text:span><text:span text:style-name="T1_20">code</text:span><text:span text:style-name="T1_21"><text:s/></text:span><text:span text:style-name="T1_22">is</text:span><text:span text:style-name="T1_23">,<text:s/></text:span><text:span text:style-name="T1_24">scope</text:span><text:span text:style-name="T1_25">,<text:s/></text:span><text:span text:style-name="T1_26">local</text:span><text:span text:style-name="T1_27">,<text:s/></text:span><text:span text:style-name="T1_28">global</text:span><text:span text:style-name="T1_29">,<text:s/></text:span><text:span text:style-name="T1_30">and</text:span><text:span text:style-name="T1_31"><text:s/></text:span><text:span text:style-name="T1_32">static</text:span><text:span text:style-name="T1_33"><text:s/></text:span><text:span text:style-name="T1_34">is</text:span><text:span text:style-name="T1_35">.</text:span></text:p>
      <text:p text:style-name="P2"/>
      <text:p text:style-name="P3"><text:span text:style-name="T3_1">2.<text:s/></text:span><text:span text:style-name="T3_2">Write</text:span><text:span text:style-name="T3_3"><text:s/></text:span><text:span text:style-name="T3_4">a</text:span><text:span text:style-name="T3_5"><text:s/></text:span><text:span text:style-name="T3_6">program</text:span><text:span text:style-name="T3_7"><text:s/></text:span><text:span text:style-name="T3_8">that</text:span><text:span text:style-name="T3_9"><text:s/></text:span><text:span text:style-name="T3_10">takes</text:span><text:span text:style-name="T3_11"><text:s/></text:span><text:span text:style-name="T3_12">in</text:span><text:span text:style-name="T3_13"><text:s/></text:span><text:span text:style-name="T3_14">an</text:span><text:span text:style-name="T3_15"><text:s/></text:span><text:span text:style-name="T3_16">integer</text:span><text:span text:style-name="T3_17"><text:s/></text:span><text:span text:style-name="T3_18">from</text:span><text:span text:style-name="T3_19"><text:s/></text:span><text:span text:style-name="T3_20">the</text:span><text:span text:style-name="T3_21"><text:s/></text:span><text:span text:style-name="T3_22">user</text:span><text:span text:style-name="T3_23">.<text:s/></text:span><text:span text:style-name="T3_24">Then</text:span><text:span text:style-name="T3_25"><text:s/></text:span><text:span text:style-name="T3_26">prompt</text:span><text:span text:style-name="T3_27"><text:s/></text:span><text:span text:style-name="T3_28">the</text:span><text:span text:style-name="T3_29"><text:s/></text:span><text:span text:style-name="T3_30">user</text:span><text:span text:style-name="T3_31"><text:s/></text:span><text:span text:style-name="T3_32">to</text:span><text:span text:style-name="T3_33"><text:s/></text:span><text:span text:style-name="T3_34">chose</text:span><text:span text:style-name="T3_35"><text:s/></text:span><text:span text:style-name="T3_36">addition</text:span><text:span text:style-name="T3_37"><text:s/></text:span><text:span text:style-name="T3_38">or</text:span><text:span text:style-name="T3_39"><text:s/></text:span><text:span text:style-name="T3_40">subtraction</text:span><text:span text:style-name="T3_41">.<text:s/></text:span><text:span text:style-name="T3_42">Use</text:span><text:span text:style-name="T3_43"><text:s/></text:span><text:span text:style-name="T3_44">a</text:span><text:span text:style-name="T3_45"><text:s/></text:span><text:span text:style-name="T3_46">global</text:span><text:span text:style-name="T3_47"><text:s/></text:span><text:span text:style-name="T3_48">variable</text:span><text:span text:style-name="T3_49"><text:s/></text:span><text:span text:style-name="T3_50">to</text:span><text:span text:style-name="T3_51"><text:s/></text:span><text:span text:style-name="T3_52">either</text:span><text:span text:style-name="T3_53"><text:s/></text:span><text:span text:style-name="T3_54">add</text:span><text:span text:style-name="T3_55"><text:s/></text:span><text:span text:style-name="T3_56">or</text:span><text:span text:style-name="T3_57"><text:s/></text:span><text:span text:style-name="T3_58">subtract</text:span><text:span text:style-name="T3_59"><text:s/></text:span><text:span text:style-name="T3_60">from</text:span><text:span text:style-name="T3_61"><text:s/></text:span><text:span text:style-name="T3_62">the</text:span><text:span text:style-name="T3_63"><text:s/></text:span><text:span text:style-name="T3_64">user</text:span><text:span text:style-name="T3_65"><text:s/></text:span><text:span text:style-name="T3_66">inputted</text:span><text:span text:style-name="T3_67"><text:s/></text:span><text:span text:style-name="T3_68">integer</text:span><text:span text:style-name="T3_69">.<text:s/></text:span><text:span text:style-name="T3_70">Use</text:span><text:span text:style-name="T3_71"><text:s text:c="2"/></text:span><text:span text:style-name="T3_72">at</text:span><text:span text:style-name="T3_73"><text:s/></text:span><text:span text:style-name="T3_74">least</text:span><text:span text:style-name="T3_75"><text:s/></text:span><text:span text:style-name="T3_76">two</text:span><text:span text:style-name="T3_77"><text:s/></text:span><text:span text:style-name="T3_78">functions</text:span><text:span text:style-name="T3_79">,<text:s/></text:span><text:span text:style-name="T3_80">one</text:span><text:span text:style-name="T3_81"><text:s/></text:span><text:span text:style-name="T3_82">for</text:span><text:span text:style-name="T3_83"><text:s/></text:span><text:span text:style-name="T3_84">addition</text:span><text:span text:style-name="T3_85">,<text:s/></text:span><text:span text:style-name="T3_86">and</text:span><text:span text:style-name="T3_87"><text:s/></text:span><text:span text:style-name="T3_88">the</text:span><text:span text:style-name="T3_89"><text:s/></text:span><text:span text:style-name="T3_90">other</text:span><text:span text:style-name="T3_91"><text:s/></text:span><text:span text:style-name="T3_92">for</text:span><text:span text:style-name="T3_93"><text:s/></text:span><text:span text:style-name="T3_94">subtraction</text:span><text:span text:style-name="T3_95">.<text:s/></text:span><text:span text:style-name="T3_96">Then</text:span><text:span text:style-name="T3_97"><text:s/></text:span><text:span text:style-name="T3_98">output</text:span><text:span text:style-name="T3_99"><text:s/></text:span><text:span text:style-name="T3_100">the</text:span><text:span text:style-name="T3_101"><text:s/></text:span><text:span text:style-name="T3_102">result</text:span><text:span text:style-name="T3_103"><text:s/></text:span><text:span text:style-name="T3_104">to</text:span><text:span text:style-name="T3_105"><text:s/></text:span><text:span text:style-name="T3_106">the</text:span><text:span text:style-name="T3_107"><text:s/></text:span><text:span text:style-name="T3_108">screen</text:span><text:span text:style-name="T3_109">.<text:s/></text:span><text:span text:style-name="T3_110">Comment</text:span><text:span text:style-name="T3_111"><text:s/></text:span><text:span text:style-name="T3_112">each</text:span><text:span text:style-name="T3_113"><text:s/></text:span><text:span text:style-name="T3_114">line</text:span><text:span text:style-name="T3_115"><text:s/></text:span><text:span text:style-name="T3_116">of</text:span><text:span text:style-name="T3_117"><text:s/></text:span><text:span text:style-name="T3_118">code</text:span><text:span text:style-name="T3_119">,<text:s/></text:span><text:span text:style-name="T3_120">and</text:span><text:span text:style-name="T3_121"><text:s/></text:span><text:span text:style-name="T3_122">also</text:span><text:span text:style-name="T3_123"><text:s/></text:span><text:span text:style-name="T3_124">add</text:span><text:span text:style-name="T3_125"><text:s/></text:span><text:span text:style-name="T3_126">in</text:span><text:span text:style-name="T3_127"><text:s/></text:span><text:span text:style-name="T3_128">the</text:span><text:span text:style-name="T3_129"><text:s/></text:span><text:span text:style-name="T3_130">comments</text:span><text:span text:style-name="T3_131"><text:s/></text:span><text:span text:style-name="T3_132">where</text:span><text:span text:style-name="T3_133"><text:s/></text:span><text:span text:style-name="T3_134">a</text:span><text:span text:style-name="T3_135"><text:s/></text:span><text:span text:style-name="T3_136">block</text:span><text:span text:style-name="T3_137"><text:s/></text:span><text:span text:style-name="T3_138">of</text:span><text:span text:style-name="T3_139"><text:s/></text:span><text:span text:style-name="T3_140">code</text:span><text:span text:style-name="T3_141"><text:s/></text:span><text:span text:style-name="T3_142">starts</text:span><text:span text:style-name="T3_143"><text:s/></text:span><text:span text:style-name="T3_144">and</text:span><text:span text:style-name="T3_145"><text:s/></text:span><text:span text:style-name="T3_146">ends</text:span><text:span text:style-name="T3_147"><text:s/></text:span><text:span text:style-name="T3_148">for</text:span><text:span text:style-name="T3_149"><text:s/></text:span><text:span text:style-name="T3_150">each</text:span><text:span text:style-name="T3_151"><text:s/></text:span><text:span text:style-name="T3_152">block</text:span><text:span text:style-name="T3_153">.</text:span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